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A5E5298B56D5E005.png" manifest:media-type="image/png"/>
  <manifest:file-entry manifest:full-path="Pictures/10000000000005A0000003840E8EA57B9CD33A4D.png" manifest:media-type="image/png"/>
  <manifest:file-entry manifest:full-path="Pictures/10000000000005A000000384C22BA1762062A304.png" manifest:media-type="image/png"/>
  <manifest:file-entry manifest:full-path="Pictures/10000000000005A000000384309210674C2921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4.328in" draw:z-index="0"><draw:image xlink:href="Pictures/10000000000005A000000384A5E5298B56D5E005.png" xlink:type="simple" xlink:show="embed" xlink:actuate="onLoad" loext:mime-type="image/png"/></draw:frame></text:p>
      <text:p text:style-name="Standard"><draw:frame draw:style-name="fr1" draw:name="Image2" text:anchor-type="paragraph" svg:width="6.9252in" svg:height="4.328in" draw:z-index="1"><draw:image xlink:href="Pictures/10000000000005A0000003840E8EA57B9CD33A4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width="6.9252in" svg:height="4.328in" draw:z-index="2"><draw:image xlink:href="Pictures/10000000000005A000000384309210674C2921D9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6.9252in" svg:height="4.328in" draw:z-index="3"><draw:image xlink:href="Pictures/10000000000005A000000384C22BA1762062A3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6:09:02.609000000</meta:creation-date>
    <dc:date>2023-03-03T17:47:31.555000000</dc:date>
    <meta:editing-duration>PT27M57S</meta:editing-duration>
    <meta:editing-cycles>1</meta:editing-cycles>
    <meta:generator>LibreOffice/6.2.5.2$Windows_X86_64 LibreOffice_project/1ec314fa52f458adc18c4f025c545a4e8b22c159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